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T14" style:parent-style-name="DefaultParagraphFont" style:family="text">
      <style:text-properties fo:color="#222222" fo:background-color="#FFFFFF"/>
    </style:style>
    <style:style style:name="T15" style:parent-style-name="Hyperlink" style:family="text">
      <style:text-properties style:font-name-complex="Calibri" fo:color="#0B0080" fo:background-color="#FFFFFF"/>
    </style:style>
    <style:style style:name="P16" style:parent-style-name="ListParagraph" style:family="paragraph"/>
    <style:style style:name="T17" style:parent-style-name="DefaultParagraphFont" style:family="text">
      <style:text-properties fo:color="#222222" fo:background-color="#FFFFFF"/>
    </style:style>
    <style:style style:name="P18" style:parent-style-name="ListParagraph" style:family="paragraph"/>
    <style:style style:name="T19" style:parent-style-name="DefaultParagraphFont" style:family="text">
      <style:text-properties fo:color="#222222" fo:background-color="#FFFFFF"/>
    </style:style>
    <style:style style:name="T20" style:parent-style-name="Hyperlink" style:family="text">
      <style:text-properties style:font-name-complex="Calibri" fo:color="#0B0080" fo:background-color="#FFFFFF"/>
    </style:style>
    <style:style style:name="T21" style:parent-style-name="Hyperlink" style:family="text">
      <style:text-properties style:font-name-complex="Calibri" fo:color="#0B0080" fo:background-color="#FFFFFF"/>
    </style:style>
    <style:style style:name="T22" style:parent-style-name="Hyperlink" style:family="text">
      <style:text-properties style:font-name-complex="Calibri" fo:color="#0B0080" fo:background-color="#FFFFFF"/>
    </style:style>
    <style:style style:name="P23" style:parent-style-name="ListParagraph" style:family="paragraph"/>
    <style:style style:name="T24" style:parent-style-name="DefaultParagraphFont" style:family="text">
      <style:text-properties fo:color="#222222" fo:background-color="#FFFFFF"/>
    </style:style>
    <style:style style:name="P25" style:parent-style-name="ListParagraph" style:family="paragraph"/>
    <style:style style:name="T26" style:parent-style-name="DefaultParagraphFont" style:family="text">
      <style:text-properties fo:color="#222222" fo:background-color="#FFFFFF"/>
    </style:style>
    <style:style style:name="P27" style:parent-style-name="ListParagraph" style:family="paragraph"/>
    <style:style style:name="T28" style:parent-style-name="DefaultParagraphFont" style:family="text">
      <style:text-properties fo:color="#222222" fo:background-color="#FFFFFF"/>
    </style:style>
    <style:style style:name="T29" style:parent-style-name="Hyperlink" style:family="text">
      <style:text-properties style:font-name-complex="Calibri" fo:color="#0B0080" fo:background-color="#FFFFFF"/>
    </style:style>
    <style:style style:name="T30" style:parent-style-name="Hyperlink" style:family="text">
      <style:text-properties style:font-name-complex="Calibri" fo:color="#0B0080" fo:background-color="#FFFFFF"/>
    </style:style>
    <style:style style:name="T31" style:parent-style-name="Hyperlink" style:family="text">
      <style:text-properties style:font-name-complex="Calibri" fo:color="#0B0080" fo:background-color="#FFFFFF"/>
    </style:style>
    <style:style style:name="T32" style:parent-style-name="Hyperlink" style:family="text">
      <style:text-properties style:font-name-complex="Calibri" fo:color="#0B0080" fo:background-color="#FFFFFF"/>
    </style:style>
    <style:style style:name="T33" style:parent-style-name="Hyperlink" style:family="text">
      <style:text-properties style:font-name-complex="Calibri" fo:color="#0B0080" fo:background-color="#FFFFFF"/>
    </style:style>
    <style:style style:name="P34" style:parent-style-name="ListParagraph" style:family="paragraph"/>
    <style:style style:name="T35" style:parent-style-name="DefaultParagraphFont" style:family="text">
      <style:text-properties fo:color="#222222" fo:background-color="#FFFFFF"/>
    </style:style>
    <style:style style:name="T36" style:parent-style-name="Hyperlink" style:family="text">
      <style:text-properties style:font-name-complex="Calibri" fo:color="#0B0080" fo:background-color="#FFFFFF"/>
    </style:style>
    <style:style style:name="T37" style:parent-style-name="Hyperlink" style:family="text">
      <style:text-properties style:font-name-complex="Calibri" fo:color="#0B0080" fo:background-color="#FFFFFF"/>
    </style:style>
    <style:style style:name="T38" style:parent-style-name="Hyperlink" style:family="text">
      <style:text-properties style:font-name-complex="Calibri" fo:color="#0B0080" fo:background-color="#FFFFFF"/>
    </style:style>
    <style:style style:name="T39" style:parent-style-name="Hyperlink" style:family="text">
      <style:text-properties style:font-name-complex="Calibri" fo:color="#0B0080" fo:background-color="#FFFFFF"/>
    </style:style>
    <style:style style:name="P40" style:parent-style-name="ListParagraph" style:family="paragraph"/>
    <style:style style:name="T41" style:parent-style-name="DefaultParagraphFont" style:family="text">
      <style:text-properties fo:background-color="#FFFFFF"/>
    </style:style>
    <style:style style:name="P42" style:parent-style-name="ListParagraph" style:family="paragraph"/>
    <style:style style:name="T43" style:parent-style-name="DefaultParagraphFont" style:family="text">
      <style:text-properties fo:background-color="#FFFFFF"/>
    </style:style>
    <style:style style:name="P44" style:parent-style-name="ListParagraph" style:family="paragraph"/>
    <style:style style:name="T45" style:parent-style-name="DefaultParagraphFont" style:family="text">
      <style:text-properties fo:background-color="#FFFFFF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fo:background-color="#FFFFFF"/>
    </style:style>
    <style:style style:name="T48" style:parent-style-name="DefaultParagraphFont" style:family="text">
      <style:text-properties fo:background-color="#FFFFFF"/>
    </style:style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ListParagraph" style:family="paragraph"/>
    <style:style style:name="P55" style:parent-style-name="ListParagraph" style:family="paragraph"/>
    <style:style style:name="P56" style:parent-style-name="ListParagraph" style:family="paragraph"/>
    <style:style style:name="P57" style:parent-style-name="ListParagraph" style:family="paragraph"/>
    <style:style style:name="P58" style:parent-style-name="ListParagraph" style:family="paragraph"/>
    <style:style style:name="P59" style:parent-style-name="ListParagraph" style:family="paragraph"/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ListParagraph" style:family="paragraph"/>
    <style:style style:name="P67" style:parent-style-name="ListParagraph" style:family="paragraph"/>
    <style:style style:name="P68" style:parent-style-name="ListParagraph" style:family="paragraph"/>
    <style:style style:name="P69" style:parent-style-name="ListParagraph" style:family="paragraph"/>
    <style:style style:name="T70" style:parent-style-name="Hyperlink" style:family="text">
      <style:text-properties style:font-name-complex="Calibri" fo:color="#0B0080" fo:background-color="#FFFFFF"/>
    </style:style>
    <style:style style:name="T71" style:parent-style-name="Hyperlink" style:family="text">
      <style:text-properties style:font-name-complex="Calibri" fo:color="#0B0080" fo:background-color="#FFFFFF"/>
    </style:style>
    <style:style style:name="T72" style:parent-style-name="Hyperlink" style:family="text">
      <style:text-properties style:font-name-complex="Calibri" fo:color="#0B0080" fo:background-color="#FFFFFF"/>
    </style:style>
    <style:style style:name="T73" style:parent-style-name="Hyperlink" style:family="text">
      <style:text-properties style:font-name-complex="Calibri" fo:color="#0B0080" fo:background-color="#FFFFFF"/>
    </style:style>
  </office:automatic-styles>
  <office:body>
    <office:text text:use-soft-page-breaks="true">
      <text:p text:style-name="P1">Pathfinding in Robotics</text:p>
      <text:p text:style-name="P2">Research Segment for master’s Team Project – Matthew Webberley(16108701)</text:p>
      <text:list text:style-name="LFO1" text:continue-numbering="true">
        <text:list-item>
          <text:p text:style-name="P3">Pathfinding theory</text:p>
          <text:list text:continue-numbering="true">
            <text:list-item>
              <text:p text:style-name="P4">Node based pathfinding algorithms</text:p>
            </text:list-item>
          </text:list>
        </text:list-item>
        <text:list-item>
          <text:p text:style-name="P5">Robotics implementations</text:p>
        </text:list-item>
        <text:list-item>
          <text:p text:style-name="P6">With regards to the pioneer</text:p>
        </text:list-item>
        <text:list-item>
          <text:p text:style-name="P7">Simulation</text:p>
        </text:list-item>
      </text:list>
      <text:h text:style-name="Heading1" text:outline-level="1">Pathfinding Theory</text:h>
      <text:list text:style-name="LFO5" text:continue-numbering="true">
        <text:list-item>
          <text:p text:style-name="P8">Grid-based</text:p>
        </text:list-item>
        <text:list-item>
          <text:p text:style-name="P9">Interval-based</text:p>
        </text:list-item>
        <text:list-item>
          <text:p text:style-name="P10">Search Algorithms…</text:p>
          <text:list text:continue-numbering="true">
            <text:list-item>
              <text:p text:style-name="P11">… For Virtual Search Spaces</text:p>
              <text:list text:continue-numbering="true">
                <text:list-item>
                  <text:p text:style-name="P12">Wikipedia definition:</text:p>
                  <text:list text:continue-numbering="true">
                    <text:list-item>
                      <text:p text:style-name="P13"><text:span text:style-name="T14">Algorithms for searching virtual spaces are used in the </text:span><text:a office:title="Constraint satisfaction problem" xlink:href="https://en.wikipedia.org/wiki/Constraint_satisfaction_problem" office:target-frame-name="_top" xlink:show="replace"><text:span text:style-name="T15">constraint satisfaction problem</text:span></text:a>.</text:p>
                    </text:list-item>
                    <text:list-item>
                      <text:p text:style-name="P16"><text:span text:style-name="T17">Goal is to find certain variables that satisfy conditions.</text:span></text:p>
                    </text:list-item>
                    <text:list-item>
                      <text:p text:style-name="P18"><text:span text:style-name="T19">Subclass: </text:span><text:a office:title="Local search (optimization)" xlink:href="https://en.wikipedia.org/wiki/Local_search_(optimization)" office:target-frame-name="_top" xlink:show="replace"><text:span text:style-name="T20">Local<text:s/></text:span><text:span text:style-name="T21">S</text:span><text:span text:style-name="T22">earch</text:span></text:a></text:p>
                      <text:list text:continue-numbering="true">
                        <text:list-item>
                          <text:p text:style-name="P23"><text:span text:style-name="T24">Views elements of the search space as the graph vertices</text:span></text:p>
                        </text:list-item>
                        <text:list-item>
                          <text:p text:style-name="P25"><text:span text:style-name="T26">Scan the space by moving from item to item along the edges.</text:span></text:p>
                        </text:list-item>
                        <text:list-item>
                          <text:p text:style-name="P27"><text:span text:style-name="T28">Includes </text:span><text:a office:title="Tree traversal" xlink:href="https://en.wikipedia.org/wiki/Tree_traversal" office:target-frame-name="_top" xlink:show="replace"><text:span text:style-name="T29">tree se</text:span><text:bookmark-start text:name="_Hlt37344321"/><text:bookmark-start text:name="_Hlt37344322"/><text:span text:style-name="T30">a</text:span><text:bookmark-end text:name="_Hlt37344321"/><text:bookmark-end text:name="_Hlt37344322"/><text:span text:style-name="T31">rch a</text:span><text:bookmark-start text:name="_Hlt37341709"/><text:bookmark-start text:name="_Hlt37341710"/><text:span text:style-name="T32">l</text:span><text:bookmark-end text:name="_Hlt37341709"/><text:bookmark-end text:name="_Hlt37341710"/><text:span text:style-name="T33">gorithms</text:span></text:a>.</text:p>
                        </text:list-item>
                      </text:list>
                    </text:list-item>
                    <text:list-item>
                      <text:p text:style-name="P34">Subclass:<text:span text:style-name="T35"><text:s/></text:span><text:a office:title="Game tree" xlink:href="https://en.wikipedia.org/wiki/Game_tree" office:target-frame-name="_top" xlink:show="replace"><text:span text:style-name="T36">Gam</text:span><text:bookmark-start text:name="_Hlt37342600"/><text:bookmark-start text:name="_Hlt37342601"/><text:span text:style-name="T37">e</text:span><text:bookmark-start text:name="_Hlt37341810"/><text:bookmark-start text:name="_Hlt37341811"/><text:bookmark-end text:name="_Hlt37342600"/><text:bookmark-end text:name="_Hlt37342601"/><text:span text:style-name="T38"><text:s/></text:span><text:bookmark-end text:name="_Hlt37341810"/><text:bookmark-end text:name="_Hlt37341811"/><text:span text:style-name="T39">Tree</text:span></text:a></text:p>
                      <text:list text:continue-numbering="true">
                        <text:list-item>
                          <text:p text:style-name="P40"><text:span text:style-name="T41">Nodes consist of all possible game situations that could result from the current situation</text:span></text:p>
                        </text:list-item>
                        <text:list-item>
                          <text:p text:style-name="P42"><text:span text:style-name="T43">Goal is to find the move that provides the best chance of a win, taking into account all possible moves of the opponent.</text:span></text:p>
                        </text:list-item>
                        <text:list-item>
                          <text:p text:style-name="P44"><text:span text:style-name="T45">Similar problems occur when humans or machines have to make successive decisions whose outcomes are not entirely under one's control, such<text:s/></text:span>as in <text:span text:style-name="T46">robot g</text:span><text:span text:style-name="T47">uidance</text:span><text:span text:style-name="T48">.</text:span></text:p>
                        </text:list-item>
                        <text:list-item>
                          <text:p text:style-name="P49">A*</text:p>
                        </text:list-item>
                        <text:list-item>
                          <text:p text:style-name="P50">D*</text:p>
                        </text:list-item>
                        <text:list-item>
                          <text:p text:style-name="P51">Probabilistic Roadmap,<text:s/>probably.</text:p>
                        </text:list-item>
                        <text:list-item>
                          <text:p text:style-name="P52">Rapidly exploring random tree. Doesn’t seem<text:s/>to fit typical tree search algorithms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… For sub-structures of a given structure</text:p>
              <text:list text:continue-numbering="true">
                <text:list-item>
                  <text:p text:style-name="P54">Wikipedia definition:</text:p>
                  <text:list text:continue-numbering="true">
                    <text:list-item>
                      <text:p text:style-name="P55">Algorithms that look for a specific sub-structure of a given <text:a office:title="Discrete mathematics" xlink:href="https://en.wikipedia.org/wiki/Discrete_mathematics" office:target-frame-name="_top" xlink:show="replace"><text:span text:style-name="Hyperlink">discrete structure</text:span></text:a>.</text:p>
                    </text:list-item>
                    <text:list-item>
                      <text:p text:style-name="P56">Usually formulated and solved in a more abstract setting where the internal representation is not explicitly mentioned.</text:p>
                    </text:list-item>
                    <text:list-item>
                      <text:p text:style-name="P57">Subclass:<text:s/><text:a office:title="List of algorithms" xlink:href="https://en.wikipedia.org/wiki/List_of_algorithms#Graph_algorithms" office:target-frame-name="_top" xlink:show="replace"><text:span text:style-name="Hyperlink">graph algorithms</text:span></text:a></text:p>
                      <text:list text:continue-numbering="true">
                        <text:list-item>
                          <text:p text:style-name="P58">Dijkstra’s Algorithm</text:p>
                        </text:list-item>
                        <text:list-item>
                          <text:p text:style-name="P59">Kruskal’s Algorithm</text:p>
                        </text:list-item>
                        <text:list-item>
                          <text:p text:style-name="P60">Nearest Neighbour</text:p>
                        </text:list-item>
                        <text:list-item>
                          <text:p text:style-name="P61">Prim’s Algorith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Navigation Meshes</text:p>
          <text:list text:continue-numbering="true">
            <text:list-item>
              <text:p text:style-name="P63">Mesh of non-concave polygons that represent navigable areas</text:p>
            </text:list-item>
            <text:list-item>
              <text:p text:style-name="P64">Each polygon uses a set of nodes for each edge shared with other polygons as well as vertices. Number of nodes on each edge depends on required performance.</text:p>
            </text:list-item>
            <text:list-item>
              <text:p text:style-name="P65">All nodes for a polygon implicitly have connections to every other node of the polygon.</text:p>
            </text:list-item>
            <text:list-item>
              <text:p text:style-name="P66">Nodes can also be implicitly contained to be used as a start/end point for navigation.</text:p>
            </text:list-item>
            <text:list-item>
              <text:p text:style-name="P67">Pathing can be smoothed if there exists line-of-sight between multiple nodes in a series.</text:p>
            </text:list-item>
          </text:list>
        </text:list-item>
        <text:list-item>
          <text:p text:style-name="P68">Map hierarchy</text:p>
          <text:list text:continue-numbering="true">
            <text:list-item>
              <text:p text:style-name="P69">Maps may make use of sub-maps. Submaps are only considered in pathing if navigating into/out of a sub-map is required, otherwise only high-level maps are considered to save processing. Similar thought process for Motorways&gt;Major roads&gt; Minor roads.</text:p>
            </text:list-item>
          </text:list>
        </text:list-item>
      </text:list>
      <text:h text:style-name="Heading1" text:outline-level="1">Topics of Interest</text:h>
      <text:p text:style-name="Normal"><text:a office:title="Constraint satisfaction problem" xlink:href="https://en.wikipedia.org/wiki/Constraint_satisfaction_problem" office:target-frame-name="_top" xlink:show="replace"><text:span text:style-name="T70">constraint satisfaction problem</text:span></text:a></text:p>
      <text:p text:style-name="Normal"><text:a office:title="Local search (optimization)" xlink:href="https://en.wikipedia.org/wiki/Local_search_(optimization)" office:target-frame-name="_top" xlink:show="replace"><text:span text:style-name="T71">Local Search</text:span></text:a></text:p>
      <text:p text:style-name="Normal"><text:a office:title="Tree traversal" xlink:href="https://en.wikipedia.org/wiki/Tree_traversal" office:target-frame-name="_top" xlink:show="replace"><text:span text:style-name="T72">tree search algorithms</text:span></text:a></text:p>
      <text:p text:style-name="Normal"><text:a office:title="Game tree" xlink:href="https://en.wikipedia.org/wiki/Game_tree" office:target-frame-name="_top" xlink:show="replace"><text:span text:style-name="T73">Game Tree</text:span></text:a></text:p>
      <text:p text:style-name="Normal"><text:a xlink:href="http://theory.stanford.edu/~amitp/GameProgramming/MapRepresentations.html" office:target-frame-name="_top" xlink:show="replace"><text:span text:style-name="Hyperlink">Map Representations, Stanford Theory</text:span></text:a></text:p>
      <text:p text:style-name="Normal"><text:a xlink:href="https://en.wikipedia.org/wiki/Graph_traversal" office:target-frame-name="_top" xlink:show="replace"><text:span text:style-name="Hyperlink">Graph Traversa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 Webberley</meta:initial-creator>
    <dc:creator>Matt Webberley</dc:creator>
    <meta:creation-date>2020-04-09T16:07:00Z</meta:creation-date>
    <dc:date>2020-04-09T16:07:00Z</dc:date>
    <meta:template xlink:href="Normal" xlink:type="simple"/>
    <meta:editing-cycles>2</meta:editing-cycles>
    <meta:editing-duration>PT60S</meta:editing-duration>
    <meta:document-statistic meta:page-count="2" meta:paragraph-count="7" meta:word-count="530" meta:character-count="3544" meta:row-count="25" meta:non-whitespace-character-count="3021"/>
  </office:meta>
</office:document-meta>
</file>